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512cm" fo:min-width="5.217cm"/>
    </style:style>
    <style:style style:name="gr2" style:family="graphic" style:parent-style-name="standard">
      <style:graphic-properties draw:stroke="solid" svg:stroke-color="#000000" draw:fill-color="#e0efd4" draw:textarea-horizontal-align="justify" draw:textarea-vertical-align="middle" draw:auto-grow-height="false" fo:min-height="0.512cm" fo:min-width="5.217cm"/>
    </style:style>
    <style:style style:name="gr3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3cm"/>
    </style:style>
    <style:style style:name="gr4" style:family="graphic" style:parent-style-name="standard">
      <style:graphic-properties draw:stroke="solid" svg:stroke-color="#000000" draw:fill-color="#ffe5ca" draw:textarea-horizontal-align="justify" draw:textarea-vertical-align="middle" draw:auto-grow-height="false" fo:min-height="0.512cm" fo:min-width="5.217cm"/>
    </style:style>
    <style:style style:name="gr5" style:family="graphic" style:parent-style-name="standard">
      <style:graphic-properties draw:stroke="solid" svg:stroke-color="#000000" draw:fill-color="#adc5e7" draw:textarea-horizontal-align="justify" draw:textarea-vertical-align="middle" draw:auto-grow-height="false" fo:min-height="0.512cm" fo:min-width="5.217cm"/>
    </style:style>
    <style:style style:name="gr6" style:family="graphic" style:parent-style-name="standard">
      <style:graphic-properties draw:stroke="solid" svg:stroke-color="#000000" draw:fill-color="#fcd4d1" draw:textarea-horizontal-align="justify" draw:textarea-vertical-align="middle" draw:auto-grow-height="false" fo:min-height="0.512cm" fo:min-width="5.217cm"/>
    </style:style>
    <style:style style:name="gr7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2cm"/>
    </style:style>
    <style:style style:name="gr8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1.325cm" fo:min-width="4.8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4cm" fo:min-width="5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8.0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8pt"/>
    </style:style>
    <style:style style:name="P3" style:family="paragraph">
      <loext:graphic-properties draw:fill-color="#e0efd4"/>
      <style:paragraph-properties fo:text-align="center"/>
      <style:text-properties fo:font-size="18pt"/>
    </style:style>
    <style:style style:name="P4" style:family="paragraph">
      <loext:graphic-properties draw:fill-color="#bee3d3"/>
      <style:paragraph-properties fo:text-align="center"/>
      <style:text-properties fo:font-size="18pt"/>
    </style:style>
    <style:style style:name="P5" style:family="paragraph">
      <loext:graphic-properties draw:fill-color="#ffe5ca"/>
      <style:paragraph-properties fo:text-align="center"/>
      <style:text-properties fo:font-size="18pt"/>
    </style:style>
    <style:style style:name="P6" style:family="paragraph">
      <loext:graphic-properties draw:fill-color="#adc5e7"/>
      <style:paragraph-properties fo:text-align="center"/>
      <style:text-properties fo:font-size="18pt"/>
    </style:style>
    <style:style style:name="P7" style:family="paragraph">
      <loext:graphic-properties draw:fill-color="#fcd4d1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28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7cm" svg:height="0.762cm" svg:x="1.381cm" svg:y="1.074cm">
          <text:p text:style-name="P1"><text:span text:style-name="T1">INPUT (48x48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2.181cm">
          <text:p text:style-name="P1"><text:span text:style-name="T1">CUNIT (8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3cm" svg:height="0.762cm" svg:x="8.981cm" svg:y="4.166cm">
          <text:p text:style-name="P1"><text:span text:style-name="T1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1.381cm" svg:y="3.288cm">
          <text:p text:style-name="P1"><text:span text:style-name="T1">CUNIT (16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4.396cm">
          <text:p text:style-name="P1"><text:span text:style-name="T1">CUNIT (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5.504cm">
          <text:p text:style-name="P1"><text:span text:style-name="T1">CUNIT (32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7cm" svg:height="0.762cm" svg:x="1.381cm" svg:y="6.612cm">
          <text:p text:style-name="P1"><text:span text:style-name="T1">DROPOUT (30%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17cm" svg:height="0.762cm" svg:x="1.381cm" svg:y="7.719cm">
          <text:p text:style-name="P1"><text:span text:style-name="T1">F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7cm" svg:height="0.762cm" svg:x="1.381cm" svg:y="8.825cm">
          <text:p text:style-name="P1"><text:span text:style-name="T1">REGRESSION (2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2cm" svg:height="0.762cm" svg:x="8.982cm" svg:y="3.106cm">
          <text:p text:style-name="P1"><text:span text:style-name="T1">CONV2D 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.332cm" svg:height="0.762cm" svg:x="8.982cm" svg:y="5.226cm">
          <text:p text:style-name="P1"><text:span text:style-name="T1">AVER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33cm" svg:height="1.575cm" svg:x="8.981cm" svg:y="6.283cm">
          <text:p text:style-name="P1"><text:span text:style-name="T1">2D BATCH </text:span></text:p>
          <text:p text:style-name="P1"><text:span text:style-name="T1">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8.747cm" svg:y="1.074cm">
          <text:p text:style-name="P1"><text:span text:style-name="T1">CUNIT 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.017cm" svg:height="1.352cm" draw:transform="rotate (1.5707963267949) translate (10.924cm 3.107cm)">
          <draw:text-box>
            <text:p><text:span text:style-name="T2">=</text:span></text:p>
          </draw:text-box>
        </draw:frame>
        <draw:frame draw:style-name="gr10" draw:text-style-name="P9" draw:layer="layout" svg:width="5.88cm" svg:height="6.654cm" svg:x="16.117cm" svg:y="1.027cm">
          <draw:text-box>
            <text:p><text:span text:style-name="T1">CONV2D (x):</text:span></text:p>
            <text:p><text:span text:style-name="T1"><text:tab/></text:span><text:span text:style-name="T1">filters = x</text:span></text:p>
            <text:p><text:span text:style-name="T1"><text:tab/></text:span><text:span text:style-name="T1">filter size = 5</text:span></text:p>
            <text:p><text:span text:style-name="T1"><text:tab/></text:span><text:span text:style-name="T1">padding = 2</text:span></text:p>
            <text:p><text:span text:style-name="T1"/></text:p>
            <text:p><text:span text:style-name="T1">POOL:</text:span></text:p>
            <text:p><text:span text:style-name="T1"><text:tab/></text:span><text:span text:style-name="T1">stride = 2</text:span></text:p>
            <text:p><text:span text:style-name="T1"><text:tab/></text:span><text:span text:style-name="T1">kernel size = 2</text:span></text:p>
            <text:p><text:span text:style-name="T1"><text:tab/></text:span><text:span text:style-name="T1">padding = 0</text:span></text:p>
          </draw:text-box>
        </draw:frame>
        <draw:frame draw:style-name="gr11" draw:text-style-name="P10" draw:layer="layout" svg:width="8.548cm" svg:height="1.039cm" svg:x="10.527cm" svg:y="8.295cm">
          <draw:text-box>
            <text:p><text:span text:style-name="T3">Total parameters = 44370</text:span></text:p>
          </draw:text-box>
        </draw:frame>
        <draw:line draw:style-name="gr12" draw:text-style-name="P11" draw:layer="layout" svg:x1="7.858cm" svg:y1="1.889cm" svg:x2="7.858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7:29:34.096611632</meta:creation-date>
    <dc:date>2019-07-02T08:04:53.665147277</dc:date>
    <meta:editing-duration>PT22H32M41S</meta:editing-duration>
    <meta:editing-cycles>10</meta:editing-cycles>
    <meta:generator>LibreOffice/6.0.7.3$Linux_X86_64 LibreOffice_project/00m0$Build-3</meta:generator>
    <meta:document-statistic meta:object-count="17"/>
  </office:meta>
</office:document-meta>
</file>